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a041" officeooo:paragraph-rsid="003ca041" style:font-size-complex="14pt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14324b" officeooo:paragraph-rsid="00577864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65331f" officeooo:paragraph-rsid="0065331f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Courier New" fo:font-size="11pt" officeooo:rsid="0065331f" officeooo:paragraph-rsid="0065331f" style:font-size-asian="11pt" style:font-size-complex="11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fo:font-weight="bold" officeooo:rsid="0065331f" officeooo:paragraph-rsid="0065331f" style:font-weight-asian="bold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63e44b" style:font-size-asian="14pt" style:font-weight-asian="normal" style:font-size-complex="14pt" style:font-weight-complex="normal"/>
    </style:style>
    <style:style style:name="P16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9" style:family="paragraph" style:parent-style-name="Text_20_body">
      <style:text-properties fo:color="#000000" officeooo:rsid="000ef043" officeooo:paragraph-rsid="000ef043"/>
    </style:style>
    <style:style style:name="P20" style:family="paragraph" style:parent-style-name="Text_20_body">
      <style:text-properties fo:color="#000000" fo:font-weight="bold" officeooo:rsid="003f4e5e" officeooo:paragraph-rsid="003f4e5e" style:font-weight-asian="bold" style:font-weight-complex="bold"/>
    </style:style>
    <style:style style:name="P21" style:family="paragraph" style:parent-style-name="Text_20_body">
      <style:text-properties officeooo:rsid="0063e44b" officeooo:paragraph-rsid="0063e44b"/>
    </style:style>
    <style:style style:name="P22" style:family="paragraph" style:parent-style-name="Heading_20_2">
      <style:text-properties fo:color="#000000"/>
    </style:style>
    <style:style style:name="P23" style:family="paragraph" style:parent-style-name="Heading_20_2">
      <style:paragraph-properties fo:break-before="page"/>
      <style:text-properties fo:color="#000000"/>
    </style:style>
    <style:style style:name="P24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paragraph-rsid="003ca041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577864" officeooo:paragraph-rsid="0040c6fb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normal" fo:font-weight="normal" officeooo:rsid="006e5363" officeooo:paragraph-rsid="006e5363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officeooo:rsid="0061074f" officeooo:paragraph-rsid="003ca041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fo:font-weight="bold" officeooo:rsid="0065331f" officeooo:paragraph-rsid="0065331f" style:font-weight-asian="bold" style:font-weight-complex="bold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officeooo:rsid="0061074f" officeooo:paragraph-rsid="003ca041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3ca041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6a909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style:font-size-complex="14pt"/>
    </style:style>
    <style:style style:name="T6" style:family="text">
      <style:text-properties style:font-name="Times New Roman" officeooo:rsid="003ca041" style:font-size-complex="14pt"/>
    </style:style>
    <style:style style:name="T7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style:font-name="Times New Roman" fo:font-size="14pt" fo:language="ru" fo:country="RU" officeooo:rsid="003ca041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9" style:family="text">
      <style:text-properties officeooo:rsid="003ca041"/>
    </style:style>
    <style:style style:name="T10" style:family="text">
      <style:text-properties fo:color="#000000"/>
    </style:style>
    <style:style style:name="T11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2" style:family="text">
      <style:text-properties officeooo:rsid="006e5363"/>
    </style:style>
    <style:style style:name="T13" style:family="text">
      <style:text-properties officeooo:rsid="006fcc6a"/>
    </style:style>
    <style:style style:name="T14" style:family="text">
      <style:text-properties fo:font-style="italic" officeooo:rsid="006fcc6a" style:font-style-asian="italic" style:font-style-complex="italic"/>
    </style:style>
    <style:style style:name="T15" style:family="text">
      <style:text-properties fo:font-style="normal" officeooo:rsid="006fcc6a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6"><text:span text:style-name="Book_20_Title"><text:span text:style-name="T1">отчет</text:span></text:span></text:p>
      <text:p text:style-name="P9"><text:span text:style-name="T2">по лабораторной работе №</text:span><text:span text:style-name="T4">4</text:span></text:p>
      <text:p text:style-name="P9"><text:span text:style-name="T2">по дисциплине «</text:span><text:span text:style-name="T3">Операционные системы</text:span><text:span text:style-name="T2">»</text:span></text:p>
      <text:p text:style-name="P2"><text:span text:style-name="Book_20_Title"><text:span text:style-name="T7">Тема: </text:span></text:span><text:span text:style-name="Book_20_Title"><text:span text:style-name="T8">Обработка стандартных прерываний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<text:span text:style-name="T5">Студент(ка) гр. </text:span><text:span text:style-name="T6">9382</text:span>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7">Голубева В.П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8"/>
          </table:table-cell>
          <table:table-cell table:style-name="Таблица1.A1" office:value-type="string">
            <text:p text:style-name="P7">Ефремов М.А.</text:p>
          </table:table-cell>
        </table:table-row>
      </table:table>
      <text:p text:style-name="P6"/>
      <text:p text:style-name="P6"/>
      <text:p text:style-name="P6">Санкт-Петербург</text:p>
      <text:p text:style-name="P17">20<text:span text:style-name="T9">21</text:span></text:p>
      <text:h text:style-name="P23" text:outline-level="2">Цель работы.</text:h>
      <text:p text:style-name="P25">В архитектуре компьютера существуют стандартные прерывания, за</text:p>
      <text:p text:style-name="P25">которыми закреплены определенные вектора прерываний. Вектор прерываний хранит адрес подпрограммы обработчика прерываний. При возникновении прерывания, аппаратура компьютера передает управление по соответствующему адресу вектора прерывания. Обработчик прерываний получает управление и выполняет соответствующие действия.</text:p>
      <text:p text:style-name="P25">В лабораторной работе № 4 предлагается построить обработчик прерываний сигналов таймера. Эти сигналы генерируются аппаратурой через определенные интервалы времени и, при возникновении такого сигнала, возникает прерывание с определенным значением вектора. Таким образом, управление будет передано функции, чья точка входа записана в соответствующий вектор прерывания.</text:p>
      <text:p text:style-name="P19"/>
      <text:h text:style-name="P22" text:outline-level="2">Задание.</text:h>
      <text:p text:style-name="P28">Шаг 1. Для выполнения лабораторной работы необходимо написать и отладить программный модуль типа .EXE, который выполняет следующие функции:</text:p>
      <text:p text:style-name="P28">1) Проверяет, установлено ли пользовательское прерывание с вектором lCh.</text:p>
      <text:p text:style-name="P28">2) Устанавливает резидентную функцию для обработки прерывания и настраивает вектор прерываний, если прерывание не установлено, и осуществляется выход по функции 4Ch прерывания int 21h.</text:p>
      <text:p text:style-name="P30"><text:tab/>3) Если прерывание установлено, то выводится соответствующее сообщение и осуществляется выход по функции 4Ch прерывания int 21h.</text:p>
      <text:p text:style-name="P28">4) Выгрузка прерывания по соответствующему значению параметра в командной строке <text:span text:style-name="T15">/un.</text:span> Выгрузка прерывания состоит в восстановлении стандартного вектора прерываний и освобождении памяти, занимаемой <text:soft-page-break/>резидентом. Затем осуществляется выход по функции 4Ch прерывания int 21h.</text:p>
      <text:p text:style-name="P30"><text:tab/>Для того, чтобы проверить установку прерывания, можно поступить следующим образом. Прочитать адрес, записанный в векторе прерывания. Предположим, что этот адрес указывает на точку входа в установленный резидент. На определенном, известном смещении в теле резидента располагается сигнатура, некоторый код, который идентифицирует резидент. Сравнив известное значение сигнатуры с реальным кодом, находящимся в резиденте, можно определить, установлен ли резидент. Если значения совпадают, то резидент установлен. Длину кода сигнатуры должна быть достаточной, чтобы сделать случайное совпадение маловероятным.</text:p>
      <text:p text:style-name="P30"><text:tab/>Программа должна солержать к<text:span text:style-name="T13">о</text:span>д устанавливаемого прерывания в виде удаленной процедуры. Этот код будет работать после установки при возникновении прерывания. Он должен выполнять следующие функции:</text:p>
      <text:p text:style-name="P28">1) Сохранить значения регистров в стеке при входе и восстановить их при выходе.</text:p>
      <text:p text:style-name="P28">2) При выполнении тела процедуры накапливать общее суммарное число прерываний и выводить на экран. Для вывода на экран следует использовать прерывание int 10h, которое позволяет непосредственно выводить информацию на экран.</text:p>
      <text:p text:style-name="P30"><text:tab/>Шаг 2. Запустите отлаженную программу и убедитесь, что резидентный обработчик прерывания lCh установлен. Работа прерывания должна отображаться на экране, а также необходимо проверить размещение прерывания в памяти. Для этого запустите программу ЛР 3, которая отображает карту памяти в виде списка блоков MCB. Полученные результаты поместите в отчет. </text:p>
      <text:p text:style-name="P28">Шаг 3. Запустите отлаженную программу еще раз и убедитесь, что программа определяет установленный обработчик прерываний. Полученные результаты поместите в отчет.</text:p>
      <text:p text:style-name="P28"><text:soft-page-break/>Шаг 4. Запустите отлаженную программу с ключом выгрузки и убедитесь, что резидентный обработчик прерывания выгружен, то есть сообщения на экран не выводятся, а память, занятая резидентом освобождена. Для того также следует запустить программу ЛР 3. Полученные результаты поместите в отчет.</text:p>
      <text:p text:style-name="P28">Шаг 5. Ответьте на контрольные вопросы.</text:p>
      <text:p text:style-name="P28"/>
      <text:h text:style-name="P22" text:outline-level="2">Выполнение работы.</text:h>
      <text:p text:style-name="Text_20_body"><text:span text:style-name="T10"/></text:p>
      <text:p text:style-name="P20"/>
      <text:p text:style-name="P20">Ответы на контрольные вопросы</text:p>
      <text:p text:style-name="P26">Контрольные вопросы по лабораторной работе <text:span text:style-name="T12">№</text:span>4</text:p>
      <text:p text:style-name="P26">1) Как реализован механизм прерывания от часов?</text:p>
      <text:p text:style-name="P27">Ответ:</text:p>
      <text:p text:style-name="P26">2) Какого типа прерывания использовались в работе?</text:p>
      <text:p text:style-name="P27">Ответ:</text:p>
      <text:p text:style-name="P27"/>
      <text:h text:style-name="P22" text:outline-level="2">Выводы.</text:h>
      <text:p text:style-name="P21"><text:span text:style-name="T11"/></text:p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29">ПРИЛОЖЕНИЕ А</text:p>
      <text:p text:style-name="P14">ИСХОДНЫЙ КОД ПРОГРАММЫ</text:p>
      <text:p text:style-name="P12">Название файла: lab3_1.asm</text:p>
      <text:p text:style-name="P12"/>
      <text:p text:style-name="P13">LAB3 SEGMENT</text:p>
      <text:p text:style-name="P13">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36M51S</meta:editing-duration>
    <meta:editing-cycles>79</meta:editing-cycles>
    <meta:generator>LibreOffice/6.4.6.2$Linux_X86_64 LibreOffice_project/40$Build-2</meta:generator>
    <dc:date>2021-02-24T02:37:16.746798070</dc:date>
    <meta:document-statistic meta:table-count="1" meta:image-count="0" meta:object-count="0" meta:page-count="5" meta:paragraph-count="47" meta:word-count="517" meta:character-count="4100" meta:non-whitespace-character-count="3621"/>
  </office:meta>
</office:document-meta>
</file>